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21_12-53-22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1_14-16-17_000.jpg</text:p>
          </table:table-cell>
          <table:table-cell table:style-name="ce11" office:value-type="string">
            <text:p>:m RES 1*2 / free# JVEMV6 68#_129:1 / 68. theoretical-physics(tp) / w=~,topics=divisibility,other=~,s=~,i=~,doc=7-2~6#6.2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2 / free# JVEMV6 68#_129:1 / 68. theoretical-physics(tp) / w=~,topics=divisibility,other=~,s=~,i=~,doc=7-2~6#6.2">
            <text:p>:m RES 1*2 / free# JVEMV6 68#_129:1 / 68. theoretical-physics(tp) / w=~,topics=divisibility,other=~,s=~,i=~,doc=7-2~6#6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21_14-16-35_000.jpg</text:p>
          </table:table-cell>
          <table:table-cell table:style-name="ce11" office:value-type="string">
            <text:p>:m RES 2*2 / free# JVEMV6 68#_129:1 / 68. theoretical-physics(tp) / w=~,topics=divisibility,other=q+,s=~,i=~,doc=7-2~6#6.2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2*2 / free# JVEMV6 68#_129:1 / 68. theoretical-physics(tp) / w=~,topics=divisibility,other=q+,s=~,i=~,doc=7-2~6#6.2">
            <text:p>:m RES 2*2 / free# JVEMV6 68#_129:1 / 68. theoretical-physics(tp) / w=~,topics=divisibility,other=q+,s=~,i=~,doc=7-2~6#6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1_15-22-24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東和 PHOTO / 211022f / 二子玉川（電車）；NHK技研前（バス、東急） / 安藤様共同住宅 / ２名（湯本さん：町田営業所） / ㈲アクア（設備）（大東建託） / 指示書">
            <text:p>:m 東和 PHOTO / 211022f / 二子玉川（電車）；NHK技研前（バス、東急） / 安藤様共同住宅 / ２名（湯本さん：町田営業所） / ㈲アクア（設備）（大東建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21_15-22-30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東和 PHOTO / 211022f / 二子玉川（電車）；NHK技研前（バス、東急） / 安藤様共同住宅 / ２名（湯本さん：町田営業所） / ㈲アクア（設備）（大東建託） / 指示書">
            <text:p>:m 東和 PHOTO / 211022f / 二子玉川（電車）；NHK技研前（バス、東急） / 安藤様共同住宅 / ２名（湯本さん：町田営業所） / ㈲アクア（設備）（大東建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21_15-22-35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1022f / 二子玉川（電車）；NHK技研前（バス、東急） / 安藤様共同住宅 / ２名（湯本さん：町田営業所） / ㈲アクア（設備）（大東建託） / 指示書">
            <text:p>:m 東和 PHOTO / 211022f / 二子玉川（電車）；NHK技研前（バス、東急） / 安藤様共同住宅 / ２名（湯本さん：町田営業所） / ㈲アクア（設備）（大東建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21_15-23-10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指示書：地図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1022f / 二子玉川（電車）；NHK技研前（バス、東急） / 安藤様共同住宅 / ２名（湯本さん：町田営業所） / ㈲アクア（設備）（大東建託） / 指示書：地図">
            <text:p>:m 東和 PHOTO / 211022f / 二子玉川（電車）；NHK技研前（バス、東急） / 安藤様共同住宅 / ２名（湯本さん：町田営業所） / ㈲アクア（設備）（大東建託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21_15-23-56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指示書：バス停留書、二子玉川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1022f / 二子玉川（電車）；NHK技研前（バス、東急） / 安藤様共同住宅 / ２名（湯本さん：町田営業所） / ㈲アクア（設備）（大東建託） / 指示書：バス停留書、二子玉川">
            <text:p>:m 東和 PHOTO / 211022f / 二子玉川（電車）；NHK技研前（バス、東急） / 安藤様共同住宅 / ２名（湯本さん：町田営業所） / ㈲アクア（設備）（大東建託） / 指示書：バス停留書、二子玉川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21_15-24-19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指示書：バス時刻表：二子玉川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1022f / 二子玉川（電車）；NHK技研前（バス、東急） / 安藤様共同住宅 / ２名（湯本さん：町田営業所） / ㈲アクア（設備）（大東建託） / 指示書：バス時刻表：二子玉川">
            <text:p>:m 東和 PHOTO / 211022f / 二子玉川（電車）；NHK技研前（バス、東急） / 安藤様共同住宅 / ２名（湯本さん：町田営業所） / ㈲アクア（設備）（大東建託） / 指示書：バス時刻表：二子玉川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21_15-30-20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資料：天気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東和 PHOTO / 211022f / 二子玉川（電車）；NHK技研前（バス、東急） / 安藤様共同住宅 / ２名（湯本さん：町田営業所） / ㈲アクア（設備）（大東建託） / 資料：天気">
            <text:p>:m 東和 PHOTO / 211022f / 二子玉川（電車）；NHK技研前（バス、東急） / 安藤様共同住宅 / ２名（湯本さん：町田営業所） / ㈲アクア（設備）（大東建託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21_15-54-19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資料：バス：停車駅一覧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東和 PHOTO / 211022f / 二子玉川（電車）；NHK技研前（バス、東急） / 安藤様共同住宅 / ２名（湯本さん：町田営業所） / ㈲アクア（設備）（大東建託） / 資料：バス：停車駅一覧">
            <text:p>:m 東和 PHOTO / 211022f / 二子玉川（電車）；NHK技研前（バス、東急） / 安藤様共同住宅 / ２名（湯本さん：町田営業所） / ㈲アクア（設備）（大東建託） / 資料：バス：停車駅一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21_16-02-24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資料：バス：時刻表：NHK技研前～二子玉川駅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東和 PHOTO / 211022f / 二子玉川（電車）；NHK技研前（バス、東急） / 安藤様共同住宅 / ２名（湯本さん：町田営業所） / ㈲アクア（設備）（大東建託） / 資料：バス：時刻表：NHK技研前～二子玉川駅">
            <text:p>:m 東和 PHOTO / 211022f / 二子玉川（電車）；NHK技研前（バス、東急） / 安藤様共同住宅 / ２名（湯本さん：町田営業所） / ㈲アクア（設備）（大東建託） / 資料：バス：時刻表：NHK技研前～二子玉川駅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21_16-03-08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資料：バス：バス停周辺、地図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東和 PHOTO / 211022f / 二子玉川（電車）；NHK技研前（バス、東急） / 安藤様共同住宅 / ２名（湯本さん：町田営業所） / ㈲アクア（設備）（大東建託） / 資料：バス：バス停周辺、地図">
            <text:p>:m 東和 PHOTO / 211022f / 二子玉川（電車）；NHK技研前（バス、東急） / 安藤様共同住宅 / ２名（湯本さん：町田営業所） / ㈲アクア（設備）（大東建託） / 資料：バス：バス停周辺、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21_16-08-44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資料：地図：路上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東和 PHOTO / 211022f / 二子玉川（電車）；NHK技研前（バス、東急） / 安藤様共同住宅 / ２名（湯本さん：町田営業所） / ㈲アクア（設備）（大東建託） / 資料：地図：路上">
            <text:p>:m 東和 PHOTO / 211022f / 二子玉川（電車）；NHK技研前（バス、東急） / 安藤様共同住宅 / ２名（湯本さん：町田営業所） / ㈲アクア（設備）（大東建託） / 資料：地図：路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21_16-09-02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資料：バス：早見表：行き帰り：時刻、停車セクションの番号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東和 PHOTO / 211022f / 二子玉川（電車）；NHK技研前（バス、東急） / 安藤様共同住宅 / ２名（湯本さん：町田営業所） / ㈲アクア（設備）（大東建託） / 資料：バス：早見表：行き帰り：時刻、停車セクションの番号">
            <text:p>:m 東和 PHOTO / 211022f / 二子玉川（電車）；NHK技研前（バス、東急） / 安藤様共同住宅 / ２名（湯本さん：町田営業所） / ㈲アクア（設備）（大東建託） / 資料：バス：早見表：行き帰り：時刻、停車セクションの番号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21_16-59-21_000.jpg</text:p>
          </table:table-cell>
          <table:table-cell table:style-name="ce18" office:value-type="string">
            <text:p>:m RES 1*3 / free# JVEMV6 68#_129:2 / 68. theoretical-physics(tp) / w=~,topics=existence-proof,other=q+:open:(p∈P,p+2;p+4∈P)とするp。存在？,s=~,i=~,doc=7-2~7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RES 1*3 / free# JVEMV6 68#_129:2 / 68. theoretical-physics(tp) / w=~,topics=existence-proof,other=q+:open:(p∈P,p+2;p+4∈P)とするp。存在？,s=~,i=~,doc=7-2~7">
            <text:p>:m RES 1*3 / free# JVEMV6 68#_129:2 / 68. theoretical-physics(tp) / w=~,topics=existence-proof,other=q+:open:(p∈P,p+2;p+4∈P)とするp。存在？,s=~,i=~,doc=7-2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21_16-59-47_000.jpg</text:p>
          </table:table-cell>
          <table:table-cell table:style-name="ce11" office:value-type="string">
            <text:p>:m RES 2*3 / free# JVEMV6 68#_129:2 / 68. theoretical-physics(tp) / w=~,topics=existence-proof,other=mem+:中間値の定理；平均値の定理；ロルの定理;orig+;calc+:(x^2+x)は偶数か？,s=~,i=~,doc=7-2~7</text:p>
          </table:table-cell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RES 2*3 / free# JVEMV6 68#_129:2 / 68. theoretical-physics(tp) / w=~,topics=existence-proof,other=mem+:中間値の定理；平均値の定理；ロルの定理;orig+;calc+:(x^2+x)は偶数か？,s=~,i=~,doc=7-2~7">
            <text:p>:m RES 2*3 / free# JVEMV6 68#_129:2 / 68. theoretical-physics(tp) / w=~,topics=existence-proof,other=mem+:中間値の定理；平均値の定理；ロルの定理;orig+;calc+:(x^2+x)は偶数か？,s=~,i=~,doc=7-2~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0-21_17-00-15_000.jpg</text:p>
          </table:table-cell>
          <table:table-cell table:style-name="ce11" office:value-type="string">
            <text:p>:m RES 3*3 / free# JVEMV6 68#_129:2 / 68. theoretical-physics(tp) / w=~,topics=existence-proof,other=q+:(x^3+x=2y)を満たすyは、存在？(x,y∈Z),s=~,i=~,doc=7-2~7</text:p>
          </table:table-cell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RES 3*3 / free# JVEMV6 68#_129:2 / 68. theoretical-physics(tp) / w=~,topics=existence-proof,other=q+:(x^3+x=2y)を満たすyは、存在？(x,y∈Z),s=~,i=~,doc=7-2~7">
            <text:p>:m RES 3*3 / free# JVEMV6 68#_129:2 / 68. theoretical-physics(tp) / w=~,topics=existence-proof,other=q+:(x^3+x=2y)を満たすyは、存在？(x,y∈Z),s=~,i=~,doc=7-2~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10-21_19-18-02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10-21_20-37-01_000.jpg</text:p>
          </table:table-cell>
          <table:table-cell table:style-name="ce11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2021-10-21_22-36-01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2021-10-22_04-15-23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2021-10-22_05-33-21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出発時間 / N-35-35-28.807067 E-139-34-50.203857</text:p>
          </table:table-cell>
          <table:table-cell table:style-name="ce18"/>
          <table:table-cell table:style-name="ce4" table:formula="of:=[.F24]" office:value-type="string" office:string-value="N-35-35-28.807067 E-139-34-50.203857">
            <text:p>N-35-35-28.807067 E-139-34-50.203857</text:p>
          </table:table-cell>
          <table:table-cell table:style-name="ce4" office:value-type="string">
            <text:p>N-35-35-28.807067 E-139-34-50.203857</text:p>
          </table:table-cell>
          <table:table-cell table:style-name="ce38" table:formula="of:=IF([.E24]=&quot;&quot;;[.C24];CONCATENATE([.C24];&quot; / &quot;;[.E24]))" office:value-type="string" office:string-value=":m 東和 PHOTO / 211022f / 二子玉川（電車）；NHK技研前（バス、東急） / 安藤様共同住宅 / ２名（湯本さん：町田営業所） / ㈲アクア（設備）（大東建託） / 出発時間 / N-35-35-28.807067 E-139-34-50.203857 / N-35-35-28.807067 E-139-34-50.203857">
            <text:p>:m 東和 PHOTO / 211022f / 二子玉川（電車）；NHK技研前（バス、東急） / 安藤様共同住宅 / ２名（湯本さん：町田営業所） / ㈲アクア（設備）（大東建託） / 出発時間 / N-35-35-28.807067 E-139-34-50.203857 / N-35-35-28.807067 E-139-34-50.20385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2021-10-22_06-38-55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現場状況 / N-35-38-3.755493 E-139-36-53.52539</text:p>
          </table:table-cell>
          <table:table-cell table:style-name="ce11"/>
          <table:table-cell table:style-name="ce4" table:formula="of:=[.F25]" office:value-type="string" office:string-value="N-35-38-3.755493 E-139-36-53.52539">
            <text:p>N-35-38-3.755493 E-139-36-53.52539</text:p>
          </table:table-cell>
          <table:table-cell table:style-name="ce4" office:value-type="string">
            <text:p>N-35-38-3.755493 E-139-36-53.52539</text:p>
          </table:table-cell>
          <table:table-cell table:style-name="ce38" table:formula="of:=IF([.E25]=&quot;&quot;;[.C25];CONCATENATE([.C25];&quot; / &quot;;[.E25]))" office:value-type="string" office:string-value=":m 東和 PHOTO / 211022f / 二子玉川（電車）；NHK技研前（バス、東急） / 安藤様共同住宅 / ２名（湯本さん：町田営業所） / ㈲アクア（設備）（大東建託） / 現場状況 / N-35-38-3.755493 E-139-36-53.52539 / N-35-38-3.755493 E-139-36-53.52539">
            <text:p>:m 東和 PHOTO / 211022f / 二子玉川（電車）；NHK技研前（バス、東急） / 安藤様共同住宅 / ２名（湯本さん：町田営業所） / ㈲アクア（設備）（大東建託） / 現場状況 / N-35-38-3.755493 E-139-36-53.52539 / N-35-38-3.755493 E-139-36-53.5253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10-22_06-39-04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現場状況 / N-35-38-3.755493 E-139-36-53.52539</text:p>
          </table:table-cell>
          <table:table-cell table:style-name="ce11"/>
          <table:table-cell table:style-name="ce4" table:formula="of:=[.F26]" office:value-type="string" office:string-value="N-35-38-3.755493 E-139-36-53.52539">
            <text:p>N-35-38-3.755493 E-139-36-53.52539</text:p>
          </table:table-cell>
          <table:table-cell table:style-name="ce4" office:value-type="string">
            <text:p>N-35-38-3.755493 E-139-36-53.52539</text:p>
          </table:table-cell>
          <table:table-cell table:style-name="ce38" table:formula="of:=IF([.E26]=&quot;&quot;;[.C26];CONCATENATE([.C26];&quot; / &quot;;[.E26]))" office:value-type="string" office:string-value=":m 東和 PHOTO / 211022f / 二子玉川（電車）；NHK技研前（バス、東急） / 安藤様共同住宅 / ２名（湯本さん：町田営業所） / ㈲アクア（設備）（大東建託） / 現場状況 / N-35-38-3.755493 E-139-36-53.52539 / N-35-38-3.755493 E-139-36-53.52539">
            <text:p>:m 東和 PHOTO / 211022f / 二子玉川（電車）；NHK技研前（バス、東急） / 安藤様共同住宅 / ２名（湯本さん：町田営業所） / ㈲アクア（設備）（大東建託） / 現場状況 / N-35-38-3.755493 E-139-36-53.52539 / N-35-38-3.755493 E-139-36-53.5253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10-22_06-39-12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現場状況 / N-35-38-3.755493 E-139-36-53.52539</text:p>
          </table:table-cell>
          <table:table-cell table:style-name="ce11"/>
          <table:table-cell table:style-name="ce4" table:formula="of:=[.F27]" office:value-type="string" office:string-value="N-35-38-3.755493 E-139-36-53.52539">
            <text:p>N-35-38-3.755493 E-139-36-53.52539</text:p>
          </table:table-cell>
          <table:table-cell table:style-name="ce4" office:value-type="string">
            <text:p>N-35-38-3.755493 E-139-36-53.52539</text:p>
          </table:table-cell>
          <table:table-cell table:style-name="ce38" table:formula="of:=IF([.E27]=&quot;&quot;;[.C27];CONCATENATE([.C27];&quot; / &quot;;[.E27]))" office:value-type="string" office:string-value=":m 東和 PHOTO / 211022f / 二子玉川（電車）；NHK技研前（バス、東急） / 安藤様共同住宅 / ２名（湯本さん：町田営業所） / ㈲アクア（設備）（大東建託） / 現場状況 / N-35-38-3.755493 E-139-36-53.52539 / N-35-38-3.755493 E-139-36-53.52539">
            <text:p>:m 東和 PHOTO / 211022f / 二子玉川（電車）；NHK技研前（バス、東急） / 安藤様共同住宅 / ２名（湯本さん：町田営業所） / ㈲アクア（設備）（大東建託） / 現場状況 / N-35-38-3.755493 E-139-36-53.52539 / N-35-38-3.755493 E-139-36-53.5253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10-22_06-45-31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現場状況 / N-35-38-5.829162 E-139-36-54.898681</text:p>
          </table:table-cell>
          <table:table-cell table:style-name="ce19"/>
          <table:table-cell table:style-name="ce4" table:formula="of:=[.F28]" office:value-type="string" office:string-value="N-35-38-5.829162 E-139-36-54.898681">
            <text:p>N-35-38-5.829162 E-139-36-54.898681</text:p>
          </table:table-cell>
          <table:table-cell table:style-name="ce4" office:value-type="string">
            <text:p>N-35-38-5.829162 E-139-36-54.898681</text:p>
          </table:table-cell>
          <table:table-cell table:style-name="ce38" table:formula="of:=IF([.E28]=&quot;&quot;;[.C28];CONCATENATE([.C28];&quot; / &quot;;[.E28]))" office:value-type="string" office:string-value=":m 東和 PHOTO / 211022f / 二子玉川（電車）；NHK技研前（バス、東急） / 安藤様共同住宅 / ２名（湯本さん：町田営業所） / ㈲アクア（設備）（大東建託） / 現場状況 / N-35-38-5.829162 E-139-36-54.898681 / N-35-38-5.829162 E-139-36-54.898681">
            <text:p>:m 東和 PHOTO / 211022f / 二子玉川（電車）；NHK技研前（バス、東急） / 安藤様共同住宅 / ２名（湯本さん：町田営業所） / ㈲アクア（設備）（大東建託） / 現場状況 / N-35-38-5.829162 E-139-36-54.898681 / N-35-38-5.829162 E-139-36-54.89868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10-22_06-47-24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現場状況 / N-35-38-4.730529 E-139-36-55.502929</text:p>
          </table:table-cell>
          <table:table-cell table:style-name="ce11"/>
          <table:table-cell table:style-name="ce4" table:formula="of:=[.F29]" office:value-type="string" office:string-value="N-35-38-4.730529 E-139-36-55.502929">
            <text:p>N-35-38-4.730529 E-139-36-55.502929</text:p>
          </table:table-cell>
          <table:table-cell table:style-name="ce4" office:value-type="string">
            <text:p>N-35-38-4.730529 E-139-36-55.502929</text:p>
          </table:table-cell>
          <table:table-cell table:style-name="ce38" table:formula="of:=IF([.E29]=&quot;&quot;;[.C29];CONCATENATE([.C29];&quot; / &quot;;[.E29]))" office:value-type="string" office:string-value=":m 東和 PHOTO / 211022f / 二子玉川（電車）；NHK技研前（バス、東急） / 安藤様共同住宅 / ２名（湯本さん：町田営業所） / ㈲アクア（設備）（大東建託） / 現場状況 / N-35-38-4.730529 E-139-36-55.502929 / N-35-38-4.730529 E-139-36-55.502929">
            <text:p>:m 東和 PHOTO / 211022f / 二子玉川（電車）；NHK技研前（バス、東急） / 安藤様共同住宅 / ２名（湯本さん：町田営業所） / ㈲アクア（設備）（大東建託） / 現場状況 / N-35-38-4.730529 E-139-36-55.502929 / N-35-38-4.730529 E-139-36-55.50292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10-22_19-26-47_000.jpg</text:p>
          </table:table-cell>
          <table:table-cell table:style-name="ce19" office:value-type="string">
            <text:p>:m 東和 PHOTO / 211022f / 二子玉川（電車）；NHK技研前（バス、東急） / 安藤様共同住宅 / ２名（湯本さん：町田営業所） / ㈲アクア（設備）（大東建託） / 日報 / N-35-35-28.62854 E-139-34-49.160156</text:p>
          </table:table-cell>
          <table:table-cell table:style-name="ce11"/>
          <table:table-cell table:style-name="ce4" table:formula="of:=[.F30]" office:value-type="string" office:string-value="N-35-35-28.62854 E-139-34-49.160156">
            <text:p>N-35-35-28.62854 E-139-34-49.160156</text:p>
          </table:table-cell>
          <table:table-cell table:style-name="ce4" office:value-type="string">
            <text:p>N-35-35-28.62854 E-139-34-49.160156</text:p>
          </table:table-cell>
          <table:table-cell table:style-name="ce38" table:formula="of:=IF([.E30]=&quot;&quot;;[.C30];CONCATENATE([.C30];&quot; / &quot;;[.E30]))" office:value-type="string" office:string-value=":m 東和 PHOTO / 211022f / 二子玉川（電車）；NHK技研前（バス、東急） / 安藤様共同住宅 / ２名（湯本さん：町田営業所） / ㈲アクア（設備）（大東建託） / 日報 / N-35-35-28.62854 E-139-34-49.160156 / N-35-35-28.62854 E-139-34-49.160156">
            <text:p>:m 東和 PHOTO / 211022f / 二子玉川（電車）；NHK技研前（バス、東急） / 安藤様共同住宅 / ２名（湯本さん：町田営業所） / ㈲アクア（設備）（大東建託） / 日報 / N-35-35-28.62854 E-139-34-49.160156 / N-35-35-28.62854 E-139-34-49.16015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10-22_21-55-40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8" table:formula="of:=IF([.E31]=&quot;&quot;;[.C31];CONCATENATE([.C31];&quot; / &quot;;[.E31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2021-10-23_10-32-17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 office:value-type="string">
            <text:p>N-35-35-28.697204 E-139-34-49.270019</text:p>
          </table:table-cell>
          <table:table-cell table:style-name="ce38" table:formula="of:=IF([.E32]=&quot;&quot;;[.C32];CONCATENATE([.C32];&quot; / &quot;;[.E32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10-23_10-56-08_000.jpg</text:p>
          </table:table-cell>
          <table:table-cell table:style-name="ce11" office:value-type="string">
            <text:p>:m :lets / action activity / やること / genre=信仰 / content=自分のための聖書。書こう。</text:p>
          </table:table-cell>
          <table:table-cell table:style-name="ce11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8" table:formula="of:=IF([.E33]=&quot;&quot;;[.C33];CONCATENATE([.C33];&quot; / &quot;;[.E33]))" office:value-type="string" office:string-value=":m :lets / action activity / やること / genre=信仰 / content=自分のための聖書。書こう。">
            <text:p>:m :lets / action activity / やること / genre=信仰 / content=自分のための聖書。書こう。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10-23_11-05-18_000.jpg</text:p>
          </table:table-cell>
          <table:table-cell table:style-name="ce19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1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8" table:formula="of:=IF([.E34]=&quot;&quot;;[.C34];CONCATENATE([.C34];&quot; / &quot;;[.E34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RES 1*1 / free# JVEMV6 68#_127:1 / 68. theoretical-physics(tp) / w=(n|a,a|b-&gt;n|b),topics=divisibility,other=q+:隣り合う素数の組み；q+:３つ連続している、素数の組み,s=~,i=~,doc=r-7-2~6#4.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:m :lets / action activity / やること / genre=信仰 / content=自分のための聖書。書こう。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3">2021/10/23</text:date>, <text:time>12:24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23T12:24:28.85</dc:date>
    <dc:creator>iwabuchi ken</dc:creator>
    <meta:editing-duration>P38DT19H44M23S</meta:editing-duration>
    <meta:editing-cycles>13602</meta:editing-cycles>
    <meta:document-statistic meta:table-count="1" meta:cell-count="496" meta:object-count="0"/>
  </office:meta>
</office:document-meta>
</file>